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romFile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romFile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romFile.setParameters( Collection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ingFromFile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romFile.execute( SampleResult previousResult , Sampler currentSampl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tringFromFile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romFile.StringFrom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FromFile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ingFromFil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FromFile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FromFile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FromFile.close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FromFile.openFil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